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91H03M00S" calcext:value-type="time">
            <text:p>91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table:number-columns-repeated="2"/>
          <table:table-cell table:formula="of:=[.C53]-[.B53]" office:value-type="time" office:time-value="-PT00H30M00S" calcext:value-type="time">
            <text:p>-00:3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4]-[.B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5]-[.B5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6]-[.B5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7]-[.B5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8]-[.B5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0:32:05.0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6T00:32:20.365000000</dc:date>
    <meta:editing-duration>P6DT14H51M20S</meta:editing-duration>
    <meta:editing-cycles>124</meta:editing-cycles>
    <meta:generator>LibreOffice/7.2.5.2$Windows_X86_64 LibreOffice_project/499f9727c189e6ef3471021d6132d4c694f357e5</meta:generator>
    <meta:document-statistic meta:table-count="1" meta:cell-count="280" meta:object-count="0"/>
  </office:meta>
</office:document-meta>
</file>